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list-style-name="L1">
      <style:text-properties officeooo:rsid="0002dd1c" officeooo:paragraph-rsid="0002dd1c"/>
    </style:style>
    <style:style style:name="P2" style:family="paragraph" style:parent-style-name="Standard" style:list-style-name="L1">
      <style:text-properties officeooo:rsid="00030a4a" officeooo:paragraph-rsid="00030a4a"/>
    </style:style>
    <style:style style:name="T1" style:family="text">
      <style:text-properties officeooo:rsid="0004606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12273607" text:style-name="L1">
        <text:list-item>
          <text:p text:style-name="P1">Source code is <text:span text:style-name="T1">collection of codes or computer commands, written in human-readable programming language</text:span>.</text:p>
        </text:list-item>
        <text:list-item>
          <text:p text:style-name="P1">Computer is smart due to its consistency and ability to retrieve accurate information. Computer doesn’t forget once it has the information in its memory. Computer can process logic and calculation faster than human.</text:p>
        </text:list-item>
        <text:list-item>
          <text:p text:style-name="P1">A programming language is the instruction that computer understands and follows.</text:p>
        </text:list-item>
        <text:list-item>
          <text:p text:style-name="P1">JavaScript, Python, and Java. There are multiple programming languages because people have various preference and idea on how to translate human language to computer language.</text:p>
        </text:list-item>
        <text:list-item>
          <text:p text:style-name="P1">Variable is a label that can be assigned to anything. It is useful for storing and retrieving information.</text:p>
        </text:list-item>
        <text:list-item>
          <text:p text:style-name="P1">(=) is to “assign” wherease (==) is to compare.</text:p>
        </text:list-item>
        <text:list-item>
          <text:p text:style-name="P1">(==) is to compare regardless of types, whereas (===) compares value AND type.</text:p>
        </text:list-item>
        <text:list-item>
          <text:p text:style-name="P1">Developer console exists to help user/programmer receives feedback on the app program/computer.</text:p>
        </text:list-item>
        <text:list-item>
          <text:p text:style-name="P1">Conditional statements is the if/else statement where a certain logic statement is to be executed is a particular statement is true. For example: if number == even, then console.log(number).</text:p>
        </text:list-item>
        <text:list-item>
          <text:p text:style-name="P2">It is an effective way to iterate logic, and it helps avoid repeating the same codes and taken up spaces in the source code (easier readability).</text:p>
        </text:list-item>
        <text:list-item>
          <text:p text:style-name="P2">You use WHILE loop when you don’t know how many iterations you need to do.</text:p>
        </text:list-item>
        <text:list-item>
          <text:p text:style-name="P2">A function is a block of executable logic that is not processed until its called. Similar to why we use FOR/WHILE loop, we use function to avoid repeating codes.</text:p>
        </text:list-item>
        <text:list-item>
          <text:p text:style-name="P2">You can only receives one value from a function, but you can pass in however many values as you would like.</text:p>
        </text:list-item>
        <text:list-item>
          <text:p text:style-name="P2">Array is an index of information stored in the computer. It can hold as many values as you would like.</text:p>
        </text:list-item>
        <text:list-item>
          <text:p text:style-name="P2">T-diagram is a systematic way of simulating the written source code on paper/whiteboard without actually running in the computer. It helps developer understand their own codes and find bugs.</text:p>
        </text:list-item>
        <text:list-item>
          <text:p text:style-name="P2">You can make a comment in JS code using “console.log” or “//”. You use “console.log” when you want to get information from the computer about your code. You use “//” when you want to provide information to other programmers about your cod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Kai CN" svg:font-family="'AR PL UKai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Kai C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Kai CN" style:font-family-asian="'AR PL UKai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4:53:25.220967365</meta:creation-date>
    <dc:date>2019-02-01T15:17:28.231609437</dc:date>
    <meta:editing-duration>PT2M12S</meta:editing-duration>
    <meta:editing-cycles>1</meta:editing-cycles>
    <meta:document-statistic meta:table-count="0" meta:image-count="0" meta:object-count="0" meta:page-count="1" meta:paragraph-count="16" meta:word-count="362" meta:character-count="2125" meta:non-whitespace-character-count="1795"/>
    <meta:generator>LibreOffice/6.0.6.2$Linux_X86_64 LibreOffice_project/00m0$Build-2</meta:generator>
  </office:meta>
</office:document-meta>
</file>